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opinion/2025/06/02/we-cant-regulate-our-way-to-crypto-leadership-we-still-need-science">https://www.coindesk.com/opinion/2025/06/02/we-cant-regulate-our-way-to-crypto-leadership-we-still-need-science</text:a></text:p>
          </table:table-cell>
          <table:table-cell office:value-type="string" table:style-name="ce1">
            <text:p>Coindesk</text:p>
          </table:table-cell>
          <table:table-cell office:value-type="date" office:date-value="2025-06-02T00:00:00" table:style-name="ce3">
            <text:p>06/02/25</text:p>
          </table:table-cell>
          <table:table-cell office:value-type="string" table:style-name="ce1">
            <text:p>We Can’t Regulate Our Way to Crypto Leadership. We Still Need Science</text:p>
          </table:table-cell>
          <table:table-cell office:value-type="string" table:style-name="ce1">
            <text:p>juels, miller, fant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heblock.co/post/357842/cornell-tech-debuts-liquifaction-working-use-case-to-let-users-borrow-nfts-without-ownership">https://www.theblock.co/post/357842/cornell-tech-debuts-liquifaction-working-use-case-to-let-users-borrow-nfts-without-ownership</text:a></text:p>
          </table:table-cell>
          <table:table-cell office:value-type="string" table:style-name="ce1">
            <text:p>The Block</text:p>
          </table:table-cell>
          <table:table-cell office:value-type="date" office:date-value="2025-06-11T00:00:00" table:style-name="ce3">
            <text:p>06/11/25</text:p>
          </table:table-cell>
          <table:table-cell office:value-type="string" table:style-name="ce1">
            <text:p>Cornell Tech debuts Liquefaction working use case to let users borrow tokens without ownership</text:p>
          </table:table-cell>
          <table:table-cell office:value-type="string" table:style-name="ce1">
            <text:p>austgen, juels, IC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rnellsun.com/article/2025/06/research-matters-inside-cornell-s-media-campaign-amid-federal-stop-work-orders-funding-cuts">https://www.cornellsun.com/article/2025/06/research-matters-inside-cornell-s-media-campaign-amid-federal-stop-work-orders-funding-cuts</text:a></text:p>
          </table:table-cell>
          <table:table-cell office:value-type="string" table:style-name="ce1">
            <text:p>The Cornell Daily Sun</text:p>
          </table:table-cell>
          <table:table-cell office:value-type="date" office:date-value="2025-06-17T00:00:00" table:style-name="ce3">
            <text:p>06/17/25</text:p>
          </table:table-cell>
          <table:table-cell office:value-type="string" table:style-name="ce1">
            <text:p>‘Research Matters’: Inside Cornell’s Media Campaign Amid Federal Stop-Work Orders, Funding Cu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bloomberg.com/news/articles/2025-07-17/crypto-market-gets-major-win-as-congress-passes-stablecoin-bill?srnd=undefined">https://www.bloomberg.com/news/articles/2025-07-17/crypto-market-gets-major-win-as-congress-passes-stablecoin-bill?srnd=undefined</text:a></text:p>
          </table:table-cell>
          <table:table-cell office:value-type="string" table:style-name="ce1">
            <text:p>Bloomberg</text:p>
          </table:table-cell>
          <table:table-cell office:value-type="date" office:date-value="2025-07-17T00:00:00" table:style-name="ce3">
            <text:p>07/17/25</text:p>
          </table:table-cell>
          <table:table-cell office:value-type="string" table:style-name="ce1">
            <text:p>Crypto Market Gets Major Win as Congress Passes Stablecoin Bi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nbctv18.com/market/cryptocurrency/genius-act-stablecoins-legalisation-cryptocurrencies-eswar-prasad-19644875.htm">https://www.cnbctv18.com/market/cryptocurrency/genius-act-stablecoins-legalisation-cryptocurrencies-eswar-prasad-19644875.htm</text:a></text:p>
          </table:table-cell>
          <table:table-cell office:value-type="string" table:style-name="ce1">
            <text:p>CNBC TV18</text:p>
          </table:table-cell>
          <table:table-cell office:value-type="date" office:date-value="2025-07-27T00:00:00" table:style-name="ce3">
            <text:p>07/27/25</text:p>
          </table:table-cell>
          <table:table-cell office:value-type="string" table:style-name="ce1">
            <text:p>The Genius Act gives legitimacy boost to stablecoins, says Cornell's Eswar Prasad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bloomberglaw.com/business-and-practice/cornell-professor-says-ai-agents-spell-trouble-bloomberg-crypto">https://news.bloomberglaw.com/business-and-practice/cornell-professor-says-ai-agents-spell-trouble-bloomberg-crypto</text:a></text:p>
          </table:table-cell>
          <table:table-cell office:value-type="string" table:style-name="ce1">
            <text:p>Bloomberg Law</text:p>
          </table:table-cell>
          <table:table-cell office:value-type="date" office:date-value="2025-07-29T00:00:00" table:style-name="ce3">
            <text:p>07/29/25</text:p>
          </table:table-cell>
          <table:table-cell office:value-type="string" table:style-name="ce1">
            <text:p>Cornell Professor Says AI Agents Spell Trouble: Bloomberg Crypt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cornell.edu/stories/2025/08/blockchain-platform-securely-digitizes-public-records">https://news.cornell.edu/stories/2025/08/blockchain-platform-securely-digitizes-public-records</text:a></text:p>
          </table:table-cell>
          <table:table-cell office:value-type="string" table:style-name="ce1">
            <text:p>Cornell Chronicle</text:p>
          </table:table-cell>
          <table:table-cell office:value-type="date" office:date-value="2025-08-04T00:00:00" table:style-name="ce3">
            <text:p>08/04/25</text:p>
          </table:table-cell>
          <table:table-cell office:value-type="string" table:style-name="ce1">
            <text:p>Blockchain platform securely digitizes public records</text:p>
          </table:table-cell>
          <table:table-cell office:value-type="string" table:style-name="ce1">
            <text:p>rv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dlnews.com/articles/defi/dao-whales-limit-voting-privacy-per-cornell-researchers/">https://www.dlnews.com/articles/defi/dao-whales-limit-voting-privacy-per-cornell-researchers/</text:a></text:p>
          </table:table-cell>
          <table:table-cell office:value-type="string" table:style-name="ce1">
            <text:p>DLNews</text:p>
          </table:table-cell>
          <table:table-cell office:value-type="date" office:date-value="2025-09-28T00:00:00" table:style-name="ce3">
            <text:p>09/28/25</text:p>
          </table:table-cell>
          <table:table-cell office:value-type="string" table:style-name="ce1">
            <text:p>DAO whales an obstacle to voting privacy, Cornell researchers say</text:p>
          </table:table-cell>
          <table:table-cell office:value-type="string" table:style-name="ce1">
            <text:p>juels &amp; co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acm.acm.org/news/verification-systems-face-an-identity-crisis/">https://cacm.acm.org/news/verification-systems-face-an-identity-crisis/</text:a></text:p>
          </table:table-cell>
          <table:table-cell office:value-type="string" table:style-name="ce1">
            <text:p>CACM ACM</text:p>
          </table:table-cell>
          <table:table-cell office:value-type="date" office:date-value="2025-10-16T00:00:00" table:style-name="ce3">
            <text:p>10/16/25</text:p>
          </table:table-cell>
          <table:table-cell office:value-type="string" table:style-name="ce1">
            <text:p>Verification Systems Face an Identity Crisi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epfl.ch/news/a-new-prototype-e-voting-system-finally-solves-the/">https://news.epfl.ch/news/a-new-prototype-e-voting-system-finally-solves-the/</text:a></text:p>
          </table:table-cell>
          <table:table-cell office:value-type="string" table:style-name="ce1">
            <text:p>EPFL News</text:p>
          </table:table-cell>
          <table:table-cell office:value-type="date" office:date-value="2025-10-28T00:00:00" table:style-name="ce3">
            <text:p>10/28/25</text:p>
          </table:table-cell>
          <table:table-cell office:value-type="string" table:style-name="ce1">
            <text:p>A new prototype E-Voting system finally solves the coercion problem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icij.org/investigations/coin-laundry/holiverse-lado-forsage-cryptocurrency-scam/">https://www.icij.org/investigations/coin-laundry/holiverse-lado-forsage-cryptocurrency-scam/</text:a></text:p>
          </table:table-cell>
          <table:table-cell office:value-type="string" table:style-name="ce1">
            <text:p>ICIJ</text:p>
          </table:table-cell>
          <table:table-cell office:value-type="date" office:date-value="2025-11-17T00:00:00" table:style-name="ce3">
            <text:p>11/17/25</text:p>
          </table:table-cell>
          <table:table-cell office:value-type="string" table:style-name="ce1">
            <text:p>The Russian crypto guru’s Hollywood gambi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688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Oana Gherman</dc:creator>
    <dc:date>2025-11-24T04:21:00Z</dc:date>
    <meta:editing-cycles>129</meta:editing-cycles>
    <meta:editing-duration>PT11400S</meta:editing-duration>
  </office:meta>
</office:document-meta>
</file>